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Howe brothers, William Howe and Richard Howe, along with 30000, planned on taking New York. General Washington pulls his soldiers out of the city to meet them. The British begin their attack on the 22<text:span text:style-name="T1">nd</text:span>, and almost immediately, the Americans took off running. Washington took what soldiers he could out of the city and headed to Manhattan Island. The British attack Manhattan Island, and the Americans run away again. They get off the island and head to Harlem Heights. This is where the Americans make a stand, and they win a battle. The British decide not to attack the Americans again. Washington heads to New Jersey, then Pennsylvania. Washington attacks the Hessians in their camp. </text:p>
      <text:p text:style-name="Standard">Washington marches his army 9 miles in a blinding blizzard on Christmas night. The Hessians never expected anybody during the storm. That morning, in a two pronged attack, Washington split his army, and took the town of Trenton. Washington didn't lose a single man. Washington then heads to Princeton and takes that too.</text:p>
      <text:p text:style-name="Standard">Indian allies of British General John Burgoyne … 16 min notes.</text:p>
      <text:p text:style-name="Standard">Burgoyne took his army and headed to upstate New York. By September, his army is surrounded by rebels. He tries to break out and get to the safety of Canada, but he's defeated at Saratoga, New York by Horatio Gates. ..17-18 min notes.</text:p>
      <text:p text:style-name="Standard">That winter, 1777-78, Washington made his winter fort in Valley Forge, Pennsylvania. The winter was so brutal on the soldiers, the soldiers were in the war for each other. That spring of 1778, Baron … Von Steuben came to Valley Forge as a drill sergeant. However, Von Steuben was not a baron, nor was he a drill sergeant. Washington recognized his potential, and made him the drill master for the entire army. Later, Marquis de Lafayette arrived. Later, France recognized Americas independence, followed by Spain.</text:p>
      <text:p text:style-name="Standard">One of the low points of the war, was the treason of Benedict Arnold. It had taken Arnold almost a year to recover from a wound he received at the Battle of Saratoga. Washington made him commander of the city of Philadelphia. This is where congress is. Arnold ends up in a feud with some of the congressmen. They accused him of (abusing his power? 27-28 note). Arnold was put on trial, and was found guilty on two accounts. Washington basically gives him a slap on the wrist. Arnold talks General Washington into putting him in charge of the fort at West Point.</text:p>
      <text:p text:style-name="Standard">(28-30 min notes)</text:p>
      <text:p text:style-name="Standard">She hated how the congressmen had treated her husband. She convinced Arnold to go over to the British side. She arranges a meeting between him and Major John Andre. In exchange for the plans to defend West Point, Arnold is promised 10,000 British Pounds and a commission as an officer in the British army. Andre never makes it back to his ship, he is attacked by “3 wandering militia.”</text:p>
      <text:p text:style-name="Standard">Most active British army was led by … Cornwallis in 1781. (38 min notes). </text:p>
      <text:p text:style-name="Standard">Washington's just outside of New York now, with his army. </text:p>
      <text:p text:style-name="Standard">Cornwallis was waiting in Yorktown for supplies from Clinton. Washington changes his plans, he tells everyone to race to Virginia. (41 min notes).</text:p>
      <text:p text:style-name="Standard">(44 min notes)</text:p>
      <text:p text:style-name="Standard">They had no stomach for the war. At the Treaty of Paris in 1783, America and the British grew suspicious of each other. (45 min notes)</text:p>
      <text:p text:style-name="Standard">There were problems with this treaty. A big one was there was no time table for owning (45 min notes land).</text:p>
      <text:p text:style-name="Standard">(47 min 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27T09:59:39.04</meta:creation-date>
    <dc:date>2017-10-27T10:47:33.62</dc:date>
    <dc:creator>Timothy Cayer</dc:creator>
    <meta:editing-duration>PT17M29S</meta:editing-duration>
    <meta:editing-cycles>9</meta:editing-cycles>
    <meta:generator>OpenOffice/4.1.3$Win32 OpenOffice.org_project/413m1$Build-9783</meta:generator>
    <meta:document-statistic meta:table-count="0" meta:image-count="0" meta:object-count="0" meta:page-count="1" meta:paragraph-count="15" meta:word-count="583" meta:character-count="3330"/>
  </office:meta>
</office:document-meta>
</file>